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</style:style>
    <style:style style:name="P2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61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A Robot World Cup 202<text:span text:style-name="T1">6</text:span></text:p>
      <text:p text:style-name="Title">Mission Impossible Foresight</text:p>
      <text:p text:style-name="Title"><text:line-break/><text:span text:style-name="T1">Maze Runner</text:span></text:p>
      <text:p text:style-name="Standard"/>
      <text:p text:style-name="Standard"/>
      <text:p text:style-name="Heading_20_1">Introduction</text:p>
      <text:p text:style-name="Standard">The Mission Impossible Foresight – <text:span text:style-name="T1">Maze Runner</text:span> - is a game</text:p>
      <text:p text:style-name="Heading_20_2"><text:bookmark text:name="_sf31m3u49vqd"/>Organization and Scoring</text:p>
      <text:p text:style-name="Standard">The competition consists of two phases. In the first phase, all robots compete against a dummy robot.</text:p>
      <text:p text:style-name="Standard">Teams will be ranked based on their time to win the match.</text:p>
      <text:p text:style-name="Standard">In the second phase, the best four teams from the first phase will enter into a knockout tournament. The teams will be seated based on the time that it took them to win in round 1. </text:p>
      <text:p text:style-name="Standard">The top three teams from phase 2 will receive a certificate for 1st, 2nd, and 3rd place and 10, 8, 6 points respectively for the Mission Impossible All-Round competition.</text:p>
      <text:p text:style-name="Standard">Teams four to seven from the first phase will receive 4,3,2,1 points respectively for the Mission Impossible All-Round competition.</text:p>
      <text:p text:style-name="P2"/>
      <text:p text:style-name="P3">Failure to follow the instructions of the referee or other unsportsmanlike behavior will lead to disqualif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in" fo:margin-right="0in" fo:margin-top="0.139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61fea"/>
    </style:style>
    <style:page-layout style:name="Mpm1">
      <style:page-layout-properties fo:page-width="8.2681in" fo:page-height="11.6929in" style:num-format="1" style:print-orientation="portrait" fo:margin-top="0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FIRA Mission Impossible Foresight 202<text:span text:style-name="MT1">6</text:span> – <text:span text:style-name="MT1">Maze Runn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25T12:23:10.221353400</dc:date>
    <meta:editing-duration>PT2M48S</meta:editing-duration>
    <meta:editing-cycles>1</meta:editing-cycles>
    <meta:document-statistic meta:table-count="0" meta:image-count="0" meta:object-count="0" meta:page-count="1" meta:paragraph-count="13" meta:word-count="160" meta:character-count="966" meta:non-whitespace-character-count="815"/>
  </office:meta>
</office:document-meta>
</file>